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c04" officeooo:paragraph-rsid="00030c04"/>
    </style:style>
    <style:style style:name="P2" style:family="paragraph" style:parent-style-name="Standard">
      <style:text-properties officeooo:rsid="00047de2" officeooo:paragraph-rsid="00047de2"/>
    </style:style>
    <style:style style:name="P3" style:family="paragraph" style:parent-style-name="Standard">
      <style:text-properties officeooo:rsid="000598b1" officeooo:paragraph-rsid="000598b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0c04" officeooo:paragraph-rsid="00030c04" style:font-weight-asian="bold" style:font-weight-complex="bold"/>
    </style:style>
    <style:style style:name="P5" style:family="paragraph" style:parent-style-name="Standard">
      <style:text-properties officeooo:rsid="000a5820" officeooo:paragraph-rsid="000a5820"/>
    </style:style>
    <style:style style:name="P6" style:family="paragraph" style:parent-style-name="Standard">
      <style:text-properties officeooo:rsid="000b3572" officeooo:paragraph-rsid="000b3572"/>
    </style:style>
    <style:style style:name="P7" style:family="paragraph" style:parent-style-name="Standard" style:list-style-name="L1">
      <style:text-properties officeooo:rsid="00030c04" officeooo:paragraph-rsid="00030c04"/>
    </style:style>
    <style:style style:name="P8" style:family="paragraph" style:parent-style-name="Standard" style:list-style-name="L1">
      <style:text-properties style:font-name="Noto Mono" fo:font-size="10pt" officeooo:rsid="00030c04" officeooo:paragraph-rsid="00030c04" style:font-size-asian="10pt" style:font-size-complex="10pt"/>
    </style:style>
    <style:style style:name="P9" style:family="paragraph" style:parent-style-name="Standard" style:list-style-name="L1">
      <style:text-properties officeooo:rsid="00047de2" officeooo:paragraph-rsid="00047de2"/>
    </style:style>
    <style:style style:name="P10" style:family="paragraph" style:parent-style-name="Standard" style:list-style-name="L2">
      <style:text-properties officeooo:rsid="000598b1" officeooo:paragraph-rsid="000598b1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10pt" officeooo:rsid="000ba572" style:font-size-asian="10pt" style:font-size-complex="10pt"/>
    </style:style>
    <style:style style:name="T3" style:family="text">
      <style:text-properties officeooo:rsid="0005eade"/>
    </style:style>
    <style:style style:name="T4" style:family="text">
      <style:text-properties officeooo:rsid="00072ad9"/>
    </style:style>
    <style:style style:name="T5" style:family="text">
      <style:text-properties officeooo:rsid="0008062c"/>
    </style:style>
    <style:style style:name="T6" style:family="text">
      <style:text-properties officeooo:rsid="000b57a2"/>
    </style:style>
    <style:style style:name="T7" style:family="text">
      <style:text-properties officeooo:rsid="000ba572"/>
    </style:style>
    <style:style style:name="T8" style:family="text">
      <style:text-properties officeooo:rsid="000bf3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 Guide March 2025</text:p>
      <text:p text:style-name="P1"/>
      <text:p text:style-name="P1">Install Linux Mint <text:span text:style-name="T8">(21.1 or 21.2)</text:span>, then set up network access, perform updates, install a video driver using the Linux Mint Driver Manager.</text:p>
      <text:p text:style-name="P1"/>
      <text:p text:style-name="P5">Download Project installation files and directories from github</text:p>
      <text:p text:style-name="P6"><text:tab/><text:span text:style-name="T2">git clone https://github.com/kimjohn1/Archive.git</text:span></text:p>
      <text:p text:style-name="P6"/>
      <text:p text:style-name="P6">Obtain Godot Project data files (<text:span text:style-name="T6">files</text:span> <text:span text:style-name="T6">that will be placed in ‘art’ folders</text:span> in Godot); <text:span text:style-name="T7">These are I can send these in an email.</text:span></text:p>
      <text:p text:style-name="P1"/>
      <text:p text:style-name="P1">Run the 1_prep.sh script</text:p>
      <text:p text:style-name="P1"><text:tab/><text:span text:style-name="T1">source 1_prep.sh</text:span></text:p>
      <text:p text:style-name="P1"/>
      <text:p text:style-name="P1">Follow the instructions provided in the terminal, reprinted here:</text:p>
      <text:list xml:id="list4290962300" text:style-name="L1">
        <text:list-item>
          <text:p text:style-name="P7">Steps to follow</text:p>
        </text:list-item>
        <text:list-item>
          <text:p text:style-name="P7">You will be prompted to enter a command</text:p>
        </text:list-item>
        <text:list-item>
          <text:p text:style-name="P7">After you do that:</text:p>
          <text:list>
            <text:list-item>
              <text:p text:style-name="P7">Wait for a small text based User Interface to appear</text:p>
            </text:list-item>
            <text:list-item>
              <text:p text:style-name="P7">Select Continue when the caution message appears</text:p>
            </text:list-item>
            <text:list-item>
              <text:p text:style-name="P7">Accept the EULA</text:p>
            </text:list-item>
            <text:list-item>
              <text:p text:style-name="P7">De-select the driver, demo and documentation, then proceed with the install</text:p>
            </text:list-item>
          </text:list>
        </text:list-item>
        <text:list-item>
          <text:p text:style-name="P7">Enter the following command</text:p>
          <text:list>
            <text:list-header>
              <text:p text:style-name="P8">sudo sh cuda_12.1.0_530.30.02_linux.run</text:p>
            </text:list-header>
          </text:list>
        </text:list-item>
        <text:list-item>
          <text:p text:style-name="P9">Re-boot the system</text:p>
        </text:list-item>
      </text:list>
      <text:p text:style-name="P2"/>
      <text:p text:style-name="P2">Run the 2_Visus.sh script</text:p>
      <text:p text:style-name="P2"><text:tab/><text:span text:style-name="T1">source 2_Visus.sh</text:span></text:p>
      <text:p text:style-name="P2"/>
      <text:p text:style-name="P2">Run the 3_install.sh script</text:p>
      <text:p text:style-name="P2"><text:tab/><text:span text:style-name="T1">source 3_install.sh</text:span></text:p>
      <text:p text:style-name="P2"/>
      <text:p text:style-name="P3">Set up the SCIRun application:</text:p>
      <text:list xml:id="list1575623230" text:style-name="L2">
        <text:list-item>
          <text:p text:style-name="P10">Close all the application window sub-panels</text:p>
        </text:list-item>
        <text:list-item>
          <text:p text:style-name="P10">Click on the Window option in the application toolbar, then <text:span text:style-name="T3">Preferences, </text:span><text:span text:style-name="T4">Network </text:span><text:span text:style-name="T3">Editor </text:span><text:span text:style-name="T4">and </text:span><text:span text:style-name="T5">then</text:span><text:span text:style-name="T4"> click on Manhattan</text:span></text:p>
        </text:list-item>
      </text:list>
      <text:p text:style-name="P3">Use the Linux Mint Software Manager <text:span text:style-name="T4">to </text:span>install Monado-service and Steam (system pack).</text:p>
      <text:p text:style-name="P3">Run the install_Godot.sh script</text:p>
      <text:p text:style-name="P3"><text:tab/><text:span text:style-name="T1">source install.Godot.sh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54:55.930381507</meta:creation-date>
    <meta:generator>LibreOffice/7.3.7.2$Linux_X86_64 LibreOffice_project/30$Build-2</meta:generator>
    <dc:date>2025-03-22T10:19:42.686492180</dc:date>
    <meta:editing-duration>PT51M10S</meta:editing-duration>
    <meta:editing-cycles>11</meta:editing-cycles>
    <meta:document-statistic meta:table-count="0" meta:image-count="0" meta:object-count="0" meta:page-count="1" meta:paragraph-count="28" meta:word-count="205" meta:character-count="1285" meta:non-whitespace-character-count="1115"/>
  </office:meta>
</office:document-meta>
</file>